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7215in"/>
    </style:style>
    <style:style style:name="Table1.B" style:family="table-column">
      <style:table-column-properties style:column-width="0.7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line-height="100%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line-height="100%" fo:text-indent="0in" style:auto-text-indent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b6d7a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 → S<text:span text:style-name="T1">a</text:span>S | BC | CG | C <text:s/></text:p>
      <text:p text:style-name="P3">B → B | <text:s/>B<text:span text:style-name="T1">a </text:span>| E <text:s/>| <text:span text:style-name="T1">( </text:span>B <text:span text:style-name="T1">)</text:span> </text:p>
      <text:p text:style-name="P3">C → <text:span text:style-name="T1">op</text:span> | <text:span text:style-name="T1">( </text:span>S <text:span text:style-name="T1">)</text:span> | D | B <text:span text:style-name="T1">b</text:span> C | B <text:span text:style-name="T1">c</text:span> C</text:p>
      <text:p text:style-name="P3">D → DD | D<text:span text:style-name="T1">t</text:span> | <text:span text:style-name="T1">c</text:span> | B</text:p>
      <text:p text:style-name="P3">E → E<text:span text:style-name="T1">b </text:span>| S<text:span text:style-name="T1">a</text:span>B | E<text:span text:style-name="T1">ab</text:span>A</text:p>
      <text:p text:style-name="P3">G → <text:span text:style-name="T1">b</text:span>S<text:span text:style-name="T1"> </text:span>| eps</text:p>
      <text:p text:style-name="P3"/>
      <text:p text:style-name="P3">Eliminamos SI</text:p>
      <text:p text:style-name="P3"/>
      <text:p text:style-name="P3">A no está definido, B y E no generan cadenas de 0 o más terminales</text:p>
      <text:p text:style-name="P3"/>
      <text:p text:style-name="P1">S → S<text:span text:style-name="T1">a</text:span>S | CG | C <text:s/></text:p>
      <text:p text:style-name="P1">C → <text:span text:style-name="T1">op</text:span> | <text:span text:style-name="T1">( </text:span>S <text:span text:style-name="T1">)</text:span> | D</text:p>
      <text:p text:style-name="P1">D → DD | D<text:span text:style-name="T1">t</text:span> | <text:span text:style-name="T1">c</text:span></text:p>
      <text:p text:style-name="P1">G → <text:span text:style-name="T1">b</text:span>S<text:span text:style-name="T1"> </text:span>| eps</text:p>
      <text:p text:style-name="P1"/>
      <text:p text:style-name="P1">Reemplazo G en S</text:p>
      <text:p text:style-name="P1"/>
      <text:p text:style-name="P1">S → S<text:span text:style-name="T1">a</text:span>S | CbS | C <text:tab/>// queda otra C pero es redundante <text:s/></text:p>
      <text:p text:style-name="P1">C → <text:span text:style-name="T1">op</text:span> | <text:span text:style-name="T1">( </text:span>S <text:span text:style-name="T1">)</text:span> | D</text:p>
      <text:p text:style-name="P1"><text:soft-page-break/>D → DD | D<text:span text:style-name="T1">t</text:span> | <text:span text:style-name="T1">c<text:tab/></text:span>// c(c|t)*</text:p>
      <text:p text:style-name="P1"/>
      <text:p text:style-name="P1">Reemplazo C en S</text:p>
      <text:p text:style-name="P1"/>
      <text:p text:style-name="P1">S → S<text:span text:style-name="T1">a</text:span>S | <text:span text:style-name="T1">op</text:span> | <text:span text:style-name="T1">( </text:span>S <text:span text:style-name="T1">)</text:span> | D | <text:span text:style-name="T1">op</text:span>bS | <text:span text:style-name="T1">( </text:span>S <text:span text:style-name="T1">)</text:span>bS | DbS</text:p>
      <text:p text:style-name="P1">D → DD | D<text:span text:style-name="T1">t</text:span> | <text:span text:style-name="T1">c</text:span></text:p>
      <text:p text:style-name="P2"/>
      <text:p text:style-name="P1">Elimino amb de S</text:p>
      <text:p text:style-name="P1"/>
      <text:p text:style-name="P1">S → SaA | A</text:p>
      <text:p text:style-name="P1">A → <text:span text:style-name="T1">op</text:span> | <text:span text:style-name="T1">( </text:span>S <text:span text:style-name="T1">)</text:span> | D | <text:span text:style-name="T1">op</text:span>bS | <text:span text:style-name="T1">( </text:span>S <text:span text:style-name="T1">)</text:span>bS | DbS</text:p>
      <text:p text:style-name="P1"/>
      <text:p text:style-name="P1">Elimino amb de D</text:p>
      <text:p text:style-name="P1"/>
      <text:p text:style-name="P1">D → cB</text:p>
      <text:p text:style-name="P1">B → cB | tB | eps</text:p>
      <text:p text:style-name="P1"/>
      <text:p text:style-name="P1">Sin amb</text:p>
      <text:p text:style-name="P1"/>
      <text:p text:style-name="P1">S → SaA | A</text:p>
      <text:p text:style-name="P1">A → <text:span text:style-name="T1">op</text:span> | <text:span text:style-name="T1">( </text:span>S <text:span text:style-name="T1">)</text:span> | D | <text:span text:style-name="T1">op</text:span>bS | <text:span text:style-name="T1">( </text:span>S <text:span text:style-name="T1">)</text:span>bS | DbS</text:p>
      <text:p text:style-name="P1"><text:soft-page-break/>D → cB</text:p>
      <text:p text:style-name="P1">B → cB | tB | eps</text:p>
      <text:p text:style-name="P1"/>
      <text:p text:style-name="P1">Elimino RI de S</text:p>
      <text:p text:style-name="P1"/>
      <text:p text:style-name="P1">S → AC</text:p>
      <text:p text:style-name="P1">C → aAC | eps</text:p>
      <text:p text:style-name="P1"/>
      <text:p text:style-name="P1">Sin RI</text:p>
      <text:p text:style-name="P1"/>
      <text:p text:style-name="P1">S → AC</text:p>
      <text:p text:style-name="P1">C → aAC | eps</text:p>
      <text:p text:style-name="P1">A → <text:span text:style-name="T1">op</text:span> | <text:span text:style-name="T1">( </text:span>S <text:span text:style-name="T1">)</text:span> | D | <text:span text:style-name="T1">op</text:span>bS | <text:span text:style-name="T1">( </text:span>S <text:span text:style-name="T1">)</text:span>bS | DbS</text:p>
      <text:p text:style-name="P1">D → cB</text:p>
      <text:p text:style-name="P1">B → cB | tB | eps</text:p>
      <text:p text:style-name="P1"/>
      <text:p text:style-name="P1">Factorizo A</text:p>
      <text:p text:style-name="P1"/>
      <text:p text:style-name="P1">A → opK | (S)K | DK</text:p>
      <text:p text:style-name="P1">K → bS | eps</text:p>
      <text:p text:style-name="P1"/>
      <text:p text:style-name="P1"><text:soft-page-break/>LL(1)</text:p>
      <text:p text:style-name="P1"/>
      <text:p text:style-name="P1"><text:span text:style-name="T2">S → AC</text:span></text:p>
      <text:p text:style-name="P1"><text:span text:style-name="T2">C → aAC | eps</text:span></text:p>
      <text:p text:style-name="P1"><text:span text:style-name="T2">A → opK | (S)K | DK</text:span></text:p>
      <text:p text:style-name="P1"><text:span text:style-name="T2">K → bS | eps</text:span></text:p>
      <text:p text:style-name="P1"><text:span text:style-name="T2">D → cB</text:span></text:p>
      <text:p text:style-name="P1"><text:span text:style-name="T2">B → cB | tB | eps</text:span></text:p>
      <text:p text:style-name="P1"/>
      <text:p text:style-name="P1">Para S → AC</text:p>
      <text:p text:style-name="P1">prim(AC)={o,(,c}</text:p>
      <text:p text:style-name="P1"><text:tab/>prim(A)={o,(,c}</text:p>
      <text:p text:style-name="P1"><text:tab/><text:tab/>prim(opK)={o}</text:p>
      <text:p text:style-name="P1"><text:tab/><text:tab/>prim((S)K)={(}</text:p>
      <text:p text:style-name="P1"><text:tab/><text:tab/>prim(DK)={c}</text:p>
      <text:p text:style-name="P1"><text:tab/><text:tab/><text:tab/>prim(D)={c}</text:p>
      <text:p text:style-name="P1"><text:tab/><text:tab/><text:tab/><text:tab/>prim(cB)={c}</text:p>
      <text:p text:style-name="P1"/>
      <text:p text:style-name="P1">Para C → aAC</text:p>
      <text:p text:style-name="P1">prim(aAC)={a}</text:p>
      <text:p text:style-name="P1"/>
      <text:p text:style-name="P1"><text:soft-page-break/>Para C → eps</text:p>
      <text:p text:style-name="P1">prim(eps)={eps}</text:p>
      <text:p text:style-name="P1">sig(C)={$,)}</text:p>
      <text:p text:style-name="P1">sig(S)={$,)}</text:p>
      <text:p text:style-name="P1"/>
      <text:p text:style-name="P1">Para A → opK</text:p>
      <text:p text:style-name="P1">prim(opK)={o}</text:p>
      <text:p text:style-name="P1"/>
      <text:p text:style-name="P1">Para A → (S)K</text:p>
      <text:p text:style-name="P1">prim((S)K)={(}</text:p>
      <text:p text:style-name="P1"/>
      <text:p text:style-name="P1">Para A → DK</text:p>
      <text:p text:style-name="P1">prim(DK)={c}</text:p>
      <text:p text:style-name="P1"/>
      <text:p text:style-name="P1">Para K → bS</text:p>
      <text:p text:style-name="P1">prim(bS)={b}</text:p>
      <text:p text:style-name="P1"/>
      <text:p text:style-name="P1">Para K → eps</text:p>
      <text:p text:style-name="P1">prim(eps)={eps}</text:p>
      <text:p text:style-name="P1">sig(K)={a,$,)}</text:p>
      <text:p text:style-name="P1">sig(A)={a,$,)}</text:p>
      <text:p text:style-name="P1"><text:soft-page-break/><text:tab/>prim(C)={a}</text:p>
      <text:p text:style-name="P1"><text:tab/>sig(C)={$,)}</text:p>
      <text:p text:style-name="P1"/>
      <text:p text:style-name="P1">Para D → cB</text:p>
      <text:p text:style-name="P1">prim(cB)={c}</text:p>
      <text:p text:style-name="P1"/>
      <text:p text:style-name="P1">Para B → cB</text:p>
      <text:p text:style-name="P1">prim(cB)={c}</text:p>
      <text:p text:style-name="P1"/>
      <text:p text:style-name="P1">Para B → tB</text:p>
      <text:p text:style-name="P1">prim(tB)={t}</text:p>
      <text:p text:style-name="P1"/>
      <text:p text:style-name="P1">Para B → eps</text:p>
      <text:p text:style-name="P1">prim(eps)={eps}</text:p>
      <text:p text:style-name="P1">sig(B)={b,a,$,)}</text:p>
      <text:p text:style-name="P1">sig(D)={b,a,$,)}</text:p>
      <text:p text:style-name="P1"><text:tab/>prim(K)={b}</text:p>
      <text:p text:style-name="P1"><text:tab/>sig(K)={a,$,)}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8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t</text:p>
          </table:table-cell>
          <table:table-cell table:style-name="Table1.A1" office:value-type="string">
            <text:p text:style-name="P5">(</text:p>
          </table:table-cell>
          <table:table-cell table:style-name="Table1.A1" office:value-type="string">
            <text:p text:style-name="P5">)</text:p>
          </table:table-cell>
          <table:table-cell table:style-name="Table1.A1" office:value-type="string">
            <text:p text:style-name="P5">$</text:p>
          </table:table-cell>
        </table:table-row>
        <table:table-row table:style-name="Table1.1"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A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A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1">aAC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1">eps</text:p>
          </table:table-cell>
        </table:table-row>
        <table:table-row table:style-name="Table1.1"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op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D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(S)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b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1">eps</text:p>
          </table:table-cell>
        </table:table-row>
        <table:table-row table:style-name="Table1.1"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c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1">cB</text:p>
          </table:table-cell>
          <table:table-cell table:style-name="Table1.A1" office:value-type="string">
            <text:p text:style-name="P1">t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1">ep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123" meta:word-count="447" meta:character-count="1493" meta:non-whitespace-character-count="1141"/>
    <meta:generator>LibreOfficeDev/6.0.5.2$Linux_X86_64 LibreOffice_project/</meta:generator>
  </office:meta>
</office:document-meta>
</file>